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</office:automatic-styles>
  <office:body>
    <office:text text:use-soft-page-breaks="true">
      <text:p text:style-name="P1">3.3 Formación y transferencia</text:p>
      <text:p text:style-name="Normal"><text:tab/>En esta sección describiremos de<text:s/>qué<text:s/>forma se hará la<text:s/>entrega<text:s/>del<text:s/>proyecto,<text:s/>así<text:s/>como una descripción de<text:s/>cómo<text:s/>se usa el sistema.</text:p>
      <text:p text:style-name="Normal">Para la entrega la administración pública recibirá tres archivos, un archivo .war en el que se encuentra el código<text:s/>ejecutable<text:s/>para hacer el despliegue del sistema, otro archivo .sql que contenga los datos<text:s/>iniciales<text:s/>necesarios para la base de datos y por<text:s/>último<text:s/>un archivo pdf con un manual<text:s/>de usuario para que los empleados sepan<text:s/>cómo<text:s/>funciona<text:s/>el sistema.</text:p>
      <text:p text:style-name="Normal">En el sistema vamos a encontrar tres roles distintos donde<text:s/>por lo tanto<text:s/>desarrollaremos<text:s/>tres formas distintas de<text:s/>aprendizaje<text:s/>de uso del sistema.</text:p>
      <text:list text:style-name="LFO1" text:continue-numbering="true">
        <text:list-item>
          <text:p text:style-name="P2">Los usuarios que no están registrados, En el<text:s/>sistema<text:s/>habrá una<text:s/>sección de ayuda donde se encontrará una<text:s/>explicación breve sobre Iniciarte<text:s/>con el fin de que los usuarios sepan en que consiste, junto a una sección de preguntas frecuentes, para que estos consulten las dudas que les puedan surgir.</text:p>
        </text:list-item>
        <text:list-item>
          <text:p text:style-name="P3">Los usuarios registrados (artistas y fans), Una vez que los usuarios se registran por primera vez, el sistema hará un<text:s/>minitutorial<text:s/>sobre las funcionalidades que pueden hacer al estar registrados<text:s/>de forma detalla explicando paso a paso como seria el procedimiento de cada funcionalidad, dando la posibilidad<text:s/>de omitir el tutorial<text:s/>dado a la simplicidad del sistema, ya que el portal web será intuitivo y fácil de usar, pudiendo aprender poco a poco como funciona mediante el uso del portal de forma autodidacta</text:p>
        </text:list-item>
        <text:list-item>
          <text:p text:style-name="P4">Administradores del sistema, Como bien hemos comentado<text:s/>en la entrega hay un manual de usuario dedicado a la administración<text:s/>pública, donde se<text:s/>explicará<text:s/>de forma detallada y con ejemplos<text:s/>ilustrados<text:s/>todo el funcionamiento del sistema, de esta forma si ocurriera algún incidente, los empleados y administradores<text:s/>puedan resolverlo con mayor facilidad.<text:s/>También se realizará una presentación<text:s/>sobre el manual de usuarios para los empleados en la que se<text:s/>explicará<text:s/>las secciones más importantes del manual<text:s/>de usuario<text:s/>y se responderán las dudas que les puedan surgir a los empleados sobre el portal y su funcionamiento<text:s/>con el fin de facilitar a los empleados el aprendizaje<text:s/>e intentar que quede todo lo más claro posibl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rlos Jaén Iglesias</meta:initial-creator>
    <dc:creator>Juan Carlos Jaén Iglesias</dc:creator>
    <meta:creation-date>2018-12-08T23:05:00Z</meta:creation-date>
    <dc:date>2018-12-09T10:26:00Z</dc:date>
    <meta:template xlink:href="Normal.dotm" xlink:type="simple"/>
    <meta:editing-cycles>3</meta:editing-cycles>
    <meta:editing-duration>PT39900S</meta:editing-duration>
    <meta:document-statistic meta:page-count="1" meta:paragraph-count="4" meta:word-count="334" meta:character-count="2171" meta:row-count="15" meta:non-whitespace-character-count="1841"/>
  </office:meta>
</office:document-meta>
</file>